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081b6c" officeooo:paragraph-rsid="00081b6c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text-properties officeooo:paragraph-rsid="000ca7ae"/>
    </style:style>
    <style:style style:name="P5" style:family="paragraph" style:parent-style-name="Text_20_body">
      <style:text-properties officeooo:paragraph-rsid="000ca7a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ue or False ?</text:p>
      <text:p text:style-name="P1">Section 1 – Introduction</text:p>
      <text:list xml:id="list3020177241" text:style-name="L1">
        <text:list-item>
          <text:p text:style-name="P3">AI can only copy actors' voices, not their faces.</text:p>
        </text:list-item>
        <text:list-item>
          <text:p text:style-name="P3">The actors' union is called Equity.</text:p>
        </text:list-item>
        <text:list-item>
          <text:p text:style-name="P3">The campaign is called "Stop AI Stealing the Movie."</text:p>
        </text:list-item>
        <text:list-item>
          <text:p text:style-name="P4">AI can create deep fakes using actors' voices and faces.</text:p>
        </text:list-item>
      </text:list>
      <text:p text:style-name="P2">Section 2 - AI Uses</text:p>
      <text:p text:style-name="P5">5. AI cannot create audiobooks without real actors.</text:p>
      <text:p text:style-name="P5">6. Dead actors can appear in new films using AI technology. </text:p>
      <text:p text:style-name="P5">7. Actors always work with AI companies to create their digital avatars.</text:p>
      <text:p text:style-name="Text_20_body">8. AI can only be used to create voice-overs.</text:p>
      <text:p text:style-name="P2">Section 3 - Actors' Concerns</text:p>
      <text:p text:style-name="Text_20_body">9. Talulah Riley thinks actors should control their own image and voice.</text:p>
      <text:p text:style-name="Text_20_body">10. All actors receive money when AI uses their voice.</text:p>
      <text:p text:style-name="Text_20_body">11. AI-generated videos of celebrities are becoming less popular online.</text:p>
      <text:p text:style-name="Text_20_body">12. Some actors' voices are used in advertising without their permiss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7:05:01.032137779</meta:creation-date>
    <dc:date>2024-11-29T09:52:30.553579214</dc:date>
    <meta:editing-duration>PT1H8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38" meta:character-count="785" meta:non-whitespace-character-count="665"/>
  </office:meta>
</office:document-meta>
</file>